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N</text:p>
          </table:table-cell>
          <table:table-cell/>
          <table:table-cell table:style-name="Default" office:value-type="string">
            <text:p>n*n</text:p>
          </table:table-cell>
          <table:table-cell office:value-type="string">
            <text:p>n log n</text:p>
          </table:table-cell>
          <table:table-cell office:value-type="string">
            <text:p>log 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  <table:table-cell table:style-name="Default" table:formula="of:=[.B3]*[.B3]" office:value-type="float" office:value="16384">
            <text:p>16384</text:p>
          </table:table-cell>
          <table:table-cell table:formula="of:=[.B3]*LOG([.B3];2)" office:value-type="float" office:value="896">
            <text:p>896</text:p>
          </table:table-cell>
          <table:table-cell table:formula="of:=LOG([.B3];2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formula="of:=[.B3]*2" office:value-type="float" office:value="256">
            <text:p>256</text:p>
          </table:table-cell>
          <table:table-cell/>
          <table:table-cell table:style-name="Default" table:formula="of:=[.B4]*[.B4]" office:value-type="float" office:value="65536">
            <text:p>65536</text:p>
          </table:table-cell>
          <table:table-cell table:formula="of:=[.B4]*LOG([.B4];2)" office:value-type="float" office:value="2048">
            <text:p>2048</text:p>
          </table:table-cell>
          <table:table-cell table:formula="of:=LOG([.B4];2)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table:formula="of:=[.B4]*2" office:value-type="float" office:value="512">
            <text:p>512</text:p>
          </table:table-cell>
          <table:table-cell/>
          <table:table-cell table:style-name="Default" table:formula="of:=[.B5]*[.B5]" office:value-type="float" office:value="262144">
            <text:p>262144</text:p>
          </table:table-cell>
          <table:table-cell table:formula="of:=[.B5]*LOG([.B5];2)" office:value-type="float" office:value="4608">
            <text:p>4608</text:p>
          </table:table-cell>
          <table:table-cell table:formula="of:=LOG([.B5];2)"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table:formula="of:=[.B5]*2" office:value-type="float" office:value="1024">
            <text:p>1024</text:p>
          </table:table-cell>
          <table:table-cell/>
          <table:table-cell table:style-name="Default" table:formula="of:=[.B6]*[.B6]" office:value-type="float" office:value="1048576">
            <text:p>1048576</text:p>
          </table:table-cell>
          <table:table-cell table:formula="of:=[.B6]*LOG([.B6];2)" office:value-type="float" office:value="10240">
            <text:p>10240</text:p>
          </table:table-cell>
          <table:table-cell table:formula="of:=LOG([.B6];2)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table:formula="of:=[.B6]*2" office:value-type="float" office:value="2048">
            <text:p>2048</text:p>
          </table:table-cell>
          <table:table-cell/>
          <table:table-cell table:style-name="Default" table:formula="of:=[.B7]*[.B7]" office:value-type="float" office:value="4194304">
            <text:p>4194304</text:p>
          </table:table-cell>
          <table:table-cell table:formula="of:=[.B7]*LOG([.B7];2)" office:value-type="float" office:value="22528">
            <text:p>22528</text:p>
          </table:table-cell>
          <table:table-cell table:formula="of:=LOG([.B7];2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[.B7]*2" office:value-type="float" office:value="4096">
            <text:p>4096</text:p>
          </table:table-cell>
          <table:table-cell/>
          <table:table-cell table:style-name="Default" table:formula="of:=[.B8]*[.B8]" office:value-type="float" office:value="16777216">
            <text:p>16777216</text:p>
          </table:table-cell>
          <table:table-cell table:formula="of:=[.B8]*LOG([.B8];2)" office:value-type="float" office:value="49152">
            <text:p>49152</text:p>
          </table:table-cell>
          <table:table-cell table:formula="of:=LOG([.B8];2)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table:formula="of:=[.B8]*2" office:value-type="float" office:value="8192">
            <text:p>8192</text:p>
          </table:table-cell>
          <table:table-cell/>
          <table:table-cell table:style-name="Default" table:formula="of:=[.B9]*[.B9]" office:value-type="float" office:value="67108864">
            <text:p>67108864</text:p>
          </table:table-cell>
          <table:table-cell table:formula="of:=[.B9]*LOG([.B9];2)" office:value-type="float" office:value="106496">
            <text:p>106496</text:p>
          </table:table-cell>
          <table:table-cell table:formula="of:=LOG([.B9];2)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table:formula="of:=[.B9]*2" office:value-type="float" office:value="16384">
            <text:p>16384</text:p>
          </table:table-cell>
          <table:table-cell/>
          <table:table-cell table:style-name="Default" table:formula="of:=[.B10]*[.B10]" office:value-type="float" office:value="268435456">
            <text:p>268435456</text:p>
          </table:table-cell>
          <table:table-cell table:formula="of:=[.B10]*LOG([.B10];2)" office:value-type="float" office:value="229376">
            <text:p>229376</text:p>
          </table:table-cell>
          <table:table-cell table:formula="of:=LOG([.B10];2)" office:value-type="float" office:value="14">
            <text:p>1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insert-list 128-409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111.8741 us</text:p>
          </table:table-cell>
          <table:table-cell/>
          <table:table-cell table:formula="of:=VALUE(LEFT([.B15];8))*IF(EXACT(&quot;ms&quot;;RIGHT([.B15];2));1000;IF(EXACT(&quot;ns&quot;;RIGHT([.B15];2));0.001;1))" office:value-type="float" office:value="111.8741">
            <text:p>111.87</text:p>
          </table:table-cell>
          <table:table-cell/>
          <table:table-cell table:formula="of:=[.D15]/[.D3]" office:value-type="float" office:value="0.00682825317382812">
            <text:p>0.00682825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17.8764 us</text:p>
          </table:table-cell>
          <table:table-cell/>
          <table:table-cell table:formula="of:=VALUE(LEFT([.B16];8))*IF(EXACT(&quot;ms&quot;;RIGHT([.B16];2));1000;IF(EXACT(&quot;ns&quot;;RIGHT([.B16];2));0.001;1))" office:value-type="float" office:value="817.8764">
            <text:p>817.88</text:p>
          </table:table-cell>
          <table:table-cell/>
          <table:table-cell table:formula="of:=[.D16]/[.D4]" office:value-type="float" office:value="0.0124798034667969">
            <text:p>0.01247980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272267 ms</text:p>
          </table:table-cell>
          <table:table-cell/>
          <table:table-cell table:formula="of:=VALUE(LEFT([.B17];8))*IF(EXACT(&quot;ms&quot;;RIGHT([.B17];2));1000;1)" office:value-type="float" office:value="4272.267">
            <text:p>4272.27</text:p>
          </table:table-cell>
          <table:table-cell/>
          <table:table-cell table:formula="of:=[.D17]/[.D5]" office:value-type="float" office:value="0.0162974052429199">
            <text:p>0.01629740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.02077 ms</text:p>
          </table:table-cell>
          <table:table-cell/>
          <table:table-cell table:formula="of:=VALUE(LEFT([.B18];8))*IF(EXACT(&quot;ms&quot;;RIGHT([.B18];2));1000;1)" office:value-type="float" office:value="19020.77">
            <text:p>19020.77</text:p>
          </table:table-cell>
          <table:table-cell/>
          <table:table-cell table:formula="of:=[.D18]/[.D6]" office:value-type="float" office:value="0.0181396198272705">
            <text:p>0.018139619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2.07789 ms</text:p>
          </table:table-cell>
          <table:table-cell/>
          <table:table-cell table:formula="of:=VALUE(LEFT([.B19];8))*IF(EXACT(&quot;ms&quot;;RIGHT([.B19];2));1000;1)" office:value-type="float" office:value="82077.89">
            <text:p>82077.89</text:p>
          </table:table-cell>
          <table:table-cell/>
          <table:table-cell table:formula="of:=[.D19]/[.D7]" office:value-type="float" office:value="0.0195688939094543">
            <text:p>0.01956889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8.7558 ms</text:p>
          </table:table-cell>
          <table:table-cell/>
          <table:table-cell table:formula="of:=VALUE(LEFT([.B20];8))*IF(EXACT(&quot;ms&quot;;RIGHT([.B20];2));1000;IF(EXACT(&quot;ns&quot;;RIGHT([.B20];2));0.001;1))" office:value-type="float" office:value="368755.8">
            <text:p>368755.80</text:p>
          </table:table-cell>
          <table:table-cell/>
          <table:table-cell table:formula="of:=[.D20]/[.D8]" office:value-type="float" office:value="0.021979558467865">
            <text:p>0.021979558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sert-pair 128-1638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.899243 us</text:p>
          </table:table-cell>
          <table:table-cell/>
          <table:table-cell table:formula="of:=VALUE(LEFT([.B23];8))*IF(EXACT(&quot;ms&quot;;RIGHT([.B23];2));1000;IF(EXACT(&quot;ns&quot;;RIGHT([.B23];2));0.001;1))" office:value-type="float" office:value="3.899243">
            <text:p>3.90</text:p>
          </table:table-cell>
          <table:table-cell/>
          <table:table-cell table:formula="of:=[.D23]/[.B3]" office:value-type="float" office:value="0.0304628359375">
            <text:p>0.03046283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627394 us</text:p>
          </table:table-cell>
          <table:table-cell/>
          <table:table-cell table:formula="of:=VALUE(LEFT([.B24];8))*IF(EXACT(&quot;ms&quot;;RIGHT([.B24];2));1000;IF(EXACT(&quot;ns&quot;;RIGHT([.B24];2));0.001;1))" office:value-type="float" office:value="8.627394">
            <text:p>8.63</text:p>
          </table:table-cell>
          <table:table-cell/>
          <table:table-cell table:formula="of:=[.D24]/[.B4]" office:value-type="float" office:value="0.0337007578125">
            <text:p>0.03370075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8.57864 us</text:p>
          </table:table-cell>
          <table:table-cell/>
          <table:table-cell table:formula="of:=VALUE(LEFT([.B25];8))*IF(EXACT(&quot;ms&quot;;RIGHT([.B25];2));1000;IF(EXACT(&quot;ns&quot;;RIGHT([.B25];2));0.001;1))" office:value-type="float" office:value="18.57864">
            <text:p>18.58</text:p>
          </table:table-cell>
          <table:table-cell/>
          <table:table-cell table:formula="of:=[.D25]/[.B5]" office:value-type="float" office:value="0.03628640625">
            <text:p>0.036286406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5.66553 us</text:p>
          </table:table-cell>
          <table:table-cell/>
          <table:table-cell table:formula="of:=VALUE(LEFT([.B26];8))*IF(EXACT(&quot;ms&quot;;RIGHT([.B26];2));1000;IF(EXACT(&quot;ns&quot;;RIGHT([.B26];2));0.001;1))" office:value-type="float" office:value="55.66553">
            <text:p>55.67</text:p>
          </table:table-cell>
          <table:table-cell/>
          <table:table-cell table:formula="of:=[.D26]/[.B6]" office:value-type="float" office:value="0.054360869140625">
            <text:p>0.05436086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8.0187 us</text:p>
          </table:table-cell>
          <table:table-cell/>
          <table:table-cell table:formula="of:=VALUE(LEFT([.B27];8))*IF(EXACT(&quot;ms&quot;;RIGHT([.B27];2));1000;IF(EXACT(&quot;ns&quot;;RIGHT([.B27];2));0.001;1))" office:value-type="float" office:value="128.0187">
            <text:p>128.02</text:p>
          </table:table-cell>
          <table:table-cell/>
          <table:table-cell table:formula="of:=[.D27]/[.B7]" office:value-type="float" office:value="0.062509130859375">
            <text:p>0.06250913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5.0480 us</text:p>
          </table:table-cell>
          <table:table-cell/>
          <table:table-cell table:formula="of:=VALUE(LEFT([.B28];8))*IF(EXACT(&quot;ms&quot;;RIGHT([.B28];2));1000;IF(EXACT(&quot;ns&quot;;RIGHT([.B28];2));0.001;1))" office:value-type="float" office:value="355.048">
            <text:p>355.05</text:p>
          </table:table-cell>
          <table:table-cell/>
          <table:table-cell table:formula="of:=[.D28]/[.B8]" office:value-type="float" office:value="0.086681640625">
            <text:p>0.08668164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448290 ms</text:p>
          </table:table-cell>
          <table:table-cell/>
          <table:table-cell table:formula="of:=VALUE(LEFT([.B29];8))*IF(EXACT(&quot;ms&quot;;RIGHT([.B29];2));1000;IF(EXACT(&quot;ns&quot;;RIGHT([.B29];2));0.001;1))" office:value-type="float" office:value="1448.29">
            <text:p>1448.29</text:p>
          </table:table-cell>
          <table:table-cell/>
          <table:table-cell table:formula="of:=[.D29]/[.B9]" office:value-type="float" office:value="0.176793212890625">
            <text:p>0.17679321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600344 ms</text:p>
          </table:table-cell>
          <table:table-cell/>
          <table:table-cell table:formula="of:=VALUE(LEFT([.B30];8))*IF(EXACT(&quot;ms&quot;;RIGHT([.B30];2));1000;IF(EXACT(&quot;ns&quot;;RIGHT([.B30];2));0.001;1))" office:value-type="float" office:value="3600.344">
            <text:p>3600.34</text:p>
          </table:table-cell>
          <table:table-cell/>
          <table:table-cell table:formula="of:=[.D30]/[.B10]" office:value-type="float" office:value="0.21974755859375">
            <text:p>0.219747558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sert-triple 128-1638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.441276 us</text:p>
          </table:table-cell>
          <table:table-cell/>
          <table:table-cell table:formula="of:=VALUE(LEFT([.B33];8))*IF(EXACT(&quot;ms&quot;;RIGHT([.B33];2));1000;IF(EXACT(&quot;ns&quot;;RIGHT([.B33];2));0.001;1))" office:value-type="float" office:value="5.441276">
            <text:p>5.44</text:p>
          </table:table-cell>
          <table:table-cell/>
          <table:table-cell table:formula="of:=[.D33]/[.B3]" office:value-type="float" office:value="0.04250996875">
            <text:p>0.04250996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1.71949 us</text:p>
          </table:table-cell>
          <table:table-cell/>
          <table:table-cell table:formula="of:=VALUE(LEFT([.B34];8))*IF(EXACT(&quot;ms&quot;;RIGHT([.B34];2));1000;IF(EXACT(&quot;ns&quot;;RIGHT([.B34];2));0.001;1))" office:value-type="float" office:value="11.71949">
            <text:p>11.72</text:p>
          </table:table-cell>
          <table:table-cell/>
          <table:table-cell table:formula="of:=[.D34]/[.B4]" office:value-type="float" office:value="0.0457792578125">
            <text:p>0.04577925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6.52252 us</text:p>
          </table:table-cell>
          <table:table-cell/>
          <table:table-cell table:formula="of:=VALUE(LEFT([.B35];8))*IF(EXACT(&quot;ms&quot;;RIGHT([.B35];2));1000;IF(EXACT(&quot;ns&quot;;RIGHT([.B35];2));0.001;1))" office:value-type="float" office:value="26.52252">
            <text:p>26.52</text:p>
          </table:table-cell>
          <table:table-cell/>
          <table:table-cell table:formula="of:=[.D35]/[.B5]" office:value-type="float" office:value="0.051801796875">
            <text:p>0.05180179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4.55057 us</text:p>
          </table:table-cell>
          <table:table-cell/>
          <table:table-cell table:formula="of:=VALUE(LEFT([.B36];8))*IF(EXACT(&quot;ms&quot;;RIGHT([.B36];2));1000;IF(EXACT(&quot;ns&quot;;RIGHT([.B36];2));0.001;1))" office:value-type="float" office:value="74.55057">
            <text:p>74.55</text:p>
          </table:table-cell>
          <table:table-cell/>
          <table:table-cell table:formula="of:=[.D36]/[.B6]" office:value-type="float" office:value="0.072803291015625">
            <text:p>0.0728032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94.2950 us</text:p>
          </table:table-cell>
          <table:table-cell/>
          <table:table-cell table:formula="of:=VALUE(LEFT([.B37];8))*IF(EXACT(&quot;ms&quot;;RIGHT([.B37];2));1000;IF(EXACT(&quot;ns&quot;;RIGHT([.B37];2));0.001;1))" office:value-type="float" office:value="194.295">
            <text:p>194.30</text:p>
          </table:table-cell>
          <table:table-cell/>
          <table:table-cell table:formula="of:=[.D37]/[.B7]" office:value-type="float" office:value="0.09487060546875">
            <text:p>0.09487060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06.3648 us</text:p>
          </table:table-cell>
          <table:table-cell/>
          <table:table-cell table:formula="of:=VALUE(LEFT([.B38];8))*IF(EXACT(&quot;ms&quot;;RIGHT([.B38];2));1000;IF(EXACT(&quot;ns&quot;;RIGHT([.B38];2));0.001;1))" office:value-type="float" office:value="706.3648">
            <text:p>706.36</text:p>
          </table:table-cell>
          <table:table-cell/>
          <table:table-cell table:formula="of:=[.D38]/[.B8]" office:value-type="float" office:value="0.17245234375">
            <text:p>0.17245234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239764 ms</text:p>
          </table:table-cell>
          <table:table-cell/>
          <table:table-cell table:formula="of:=VALUE(LEFT([.B39];8))*IF(EXACT(&quot;ms&quot;;RIGHT([.B39];2));1000;IF(EXACT(&quot;ns&quot;;RIGHT([.B39];2));0.001;1))" office:value-type="float" office:value="2239.764">
            <text:p>2239.76</text:p>
          </table:table-cell>
          <table:table-cell/>
          <table:table-cell table:formula="of:=[.D39]/[.B9]" office:value-type="float" office:value="0.27340869140625">
            <text:p>0.27340869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243983 ms</text:p>
          </table:table-cell>
          <table:table-cell/>
          <table:table-cell table:formula="of:=VALUE(LEFT([.B40];8))*IF(EXACT(&quot;ms&quot;;RIGHT([.B40];2));1000;IF(EXACT(&quot;ns&quot;;RIGHT([.B40];2));0.001;1))" office:value-type="float" office:value="5243.983">
            <text:p>5243.98</text:p>
          </table:table-cell>
          <table:table-cell/>
          <table:table-cell table:formula="of:=[.D40]/[.B10]" office:value-type="float" office:value="0.320067321777344">
            <text:p>0.320067321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insert-const 128-1638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27.74841 us</text:p>
          </table:table-cell>
          <table:table-cell/>
          <table:table-cell table:formula="of:=VALUE(LEFT([.B43];8))*IF(EXACT(&quot;ms&quot;;RIGHT([.B43];2));1000;IF(EXACT(&quot;ns&quot;;RIGHT([.B43];2));0.001;1))" office:value-type="float" office:value="27.74841">
            <text:p>27.75</text:p>
          </table:table-cell>
          <table:table-cell/>
          <table:table-cell table:formula="of:=[.D43]/[.B3]" office:value-type="float" office:value="0.216784453125">
            <text:p>0.21678445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6.83168 us</text:p>
          </table:table-cell>
          <table:table-cell/>
          <table:table-cell table:formula="of:=VALUE(LEFT([.B44];8))*IF(EXACT(&quot;ms&quot;;RIGHT([.B44];2));1000;IF(EXACT(&quot;ns&quot;;RIGHT([.B44];2));0.001;1))" office:value-type="float" office:value="56.83168">
            <text:p>56.83</text:p>
          </table:table-cell>
          <table:table-cell/>
          <table:table-cell table:formula="of:=[.D44]/[.B4]" office:value-type="float" office:value="0.22199875">
            <text:p>0.221998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1.1817 us</text:p>
          </table:table-cell>
          <table:table-cell/>
          <table:table-cell table:formula="of:=VALUE(LEFT([.B45];8))*IF(EXACT(&quot;ms&quot;;RIGHT([.B45];2));1000;IF(EXACT(&quot;ns&quot;;RIGHT([.B45];2));0.001;1))" office:value-type="float" office:value="131.1817">
            <text:p>131.18</text:p>
          </table:table-cell>
          <table:table-cell/>
          <table:table-cell table:formula="of:=[.D45]/[.B5]" office:value-type="float" office:value="0.2562142578125">
            <text:p>0.25621425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58.5604 us</text:p>
          </table:table-cell>
          <table:table-cell/>
          <table:table-cell table:formula="of:=VALUE(LEFT([.B46];8))*IF(EXACT(&quot;ms&quot;;RIGHT([.B46];2));1000;IF(EXACT(&quot;ns&quot;;RIGHT([.B46];2));0.001;1))" office:value-type="float" office:value="358.5604">
            <text:p>358.56</text:p>
          </table:table-cell>
          <table:table-cell/>
          <table:table-cell table:formula="of:=[.D46]/[.B6]" office:value-type="float" office:value="0.350156640625">
            <text:p>0.35015664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010491 ms</text:p>
          </table:table-cell>
          <table:table-cell/>
          <table:table-cell table:formula="of:=VALUE(LEFT([.B47];8))*IF(EXACT(&quot;ms&quot;;RIGHT([.B47];2));1000;IF(EXACT(&quot;ns&quot;;RIGHT([.B47];2));0.001;1))" office:value-type="float" office:value="1010.491">
            <text:p>1010.49</text:p>
          </table:table-cell>
          <table:table-cell/>
          <table:table-cell table:formula="of:=[.D47]/[.B7]" office:value-type="float" office:value="0.49340380859375">
            <text:p>0.49340380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45254 ms</text:p>
          </table:table-cell>
          <table:table-cell/>
          <table:table-cell table:formula="of:=VALUE(LEFT([.B48];8))*IF(EXACT(&quot;ms&quot;;RIGHT([.B48];2));1000;IF(EXACT(&quot;ns&quot;;RIGHT([.B48];2));0.001;1))" office:value-type="float" office:value="2345.254">
            <text:p>2345.25</text:p>
          </table:table-cell>
          <table:table-cell/>
          <table:table-cell table:formula="of:=[.D48]/[.B8]" office:value-type="float" office:value="0.57257177734375">
            <text:p>0.57257177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.801739 ms</text:p>
          </table:table-cell>
          <table:table-cell/>
          <table:table-cell table:formula="of:=VALUE(LEFT([.B49];8))*IF(EXACT(&quot;ms&quot;;RIGHT([.B49];2));1000;IF(EXACT(&quot;ns&quot;;RIGHT([.B49];2));0.001;1))" office:value-type="float" office:value="5801.739">
            <text:p>5801.74</text:p>
          </table:table-cell>
          <table:table-cell/>
          <table:table-cell table:formula="of:=[.D49]/[.B9]" office:value-type="float" office:value="0.708220092773437">
            <text:p>0.70822009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3.03827 ms</text:p>
          </table:table-cell>
          <table:table-cell/>
          <table:table-cell table:formula="of:=VALUE(LEFT([.B50];8))*IF(EXACT(&quot;ms&quot;;RIGHT([.B50];2));1000;IF(EXACT(&quot;ns&quot;;RIGHT([.B50];2));0.001;1))" office:value-type="float" office:value="13038.27">
            <text:p>13038.27</text:p>
          </table:table-cell>
          <table:table-cell/>
          <table:table-cell table:formula="of:=[.D50]/[.B10]" office:value-type="float" office:value="0.795792846679688">
            <text:p>0.795792846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sert-list-repeat 128-409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.676636 us</text:p>
          </table:table-cell>
          <table:table-cell/>
          <table:table-cell table:formula="of:=VALUE(LEFT([.B53];8))*IF(EXACT(&quot;ms&quot;;RIGHT([.B53];2));1000;IF(EXACT(&quot;ns&quot;;RIGHT([.B53];2));0.001;1))" office:value-type="float" office:value="1.676636">
            <text:p>1.68</text:p>
          </table:table-cell>
          <table:table-cell/>
          <table:table-cell table:formula="of:=[.D53]/[.B3]" office:value-type="float" office:value="0.01309871875">
            <text:p>0.01309871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367243 us</text:p>
          </table:table-cell>
          <table:table-cell/>
          <table:table-cell table:formula="of:=VALUE(LEFT([.B54];8))*IF(EXACT(&quot;ms&quot;;RIGHT([.B54];2));1000;IF(EXACT(&quot;ns&quot;;RIGHT([.B54];2));0.001;1))" office:value-type="float" office:value="3.367243">
            <text:p>3.37</text:p>
          </table:table-cell>
          <table:table-cell/>
          <table:table-cell table:formula="of:=[.D54]/[.B4]" office:value-type="float" office:value="0.01315329296875">
            <text:p>0.0131532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057501 us</text:p>
          </table:table-cell>
          <table:table-cell/>
          <table:table-cell table:formula="of:=VALUE(LEFT([.B55];8))*IF(EXACT(&quot;ms&quot;;RIGHT([.B55];2));1000;IF(EXACT(&quot;ns&quot;;RIGHT([.B55];2));0.001;1))" office:value-type="float" office:value="7.057501">
            <text:p>7.06</text:p>
          </table:table-cell>
          <table:table-cell/>
          <table:table-cell table:formula="of:=[.D55]/[.B5]" office:value-type="float" office:value="0.013784181640625">
            <text:p>0.01378418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.56046 us</text:p>
          </table:table-cell>
          <table:table-cell/>
          <table:table-cell table:formula="of:=VALUE(LEFT([.B56];8))*IF(EXACT(&quot;ms&quot;;RIGHT([.B56];2));1000;IF(EXACT(&quot;ns&quot;;RIGHT([.B56];2));0.001;1))" office:value-type="float" office:value="20.56046">
            <text:p>20.56</text:p>
          </table:table-cell>
          <table:table-cell/>
          <table:table-cell table:formula="of:=[.D56]/[.B6]" office:value-type="float" office:value="0.02007857421875">
            <text:p>0.02007857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6.80153 us</text:p>
          </table:table-cell>
          <table:table-cell/>
          <table:table-cell table:formula="of:=VALUE(LEFT([.B57];8))*IF(EXACT(&quot;ms&quot;;RIGHT([.B57];2));1000;IF(EXACT(&quot;ns&quot;;RIGHT([.B57];2));0.001;1))" office:value-type="float" office:value="36.80153">
            <text:p>36.80</text:p>
          </table:table-cell>
          <table:table-cell/>
          <table:table-cell table:formula="of:=[.D57]/[.B7]" office:value-type="float" office:value="0.0179694970703125">
            <text:p>0.017969497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8.64783 us</text:p>
          </table:table-cell>
          <table:table-cell/>
          <table:table-cell table:formula="of:=VALUE(LEFT([.B58];8))*IF(EXACT(&quot;ms&quot;;RIGHT([.B58];2));1000;IF(EXACT(&quot;ns&quot;;RIGHT([.B58];2));0.001;1))" office:value-type="float" office:value="58.64783">
            <text:p>58.65</text:p>
          </table:table-cell>
          <table:table-cell/>
          <table:table-cell table:formula="of:=[.D58]/[.B8]" office:value-type="float" office:value="0.0143183178710938">
            <text:p>0.014318317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sert-pair-repeat 128-163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396.6499 ns</text:p>
          </table:table-cell>
          <table:table-cell/>
          <table:table-cell table:formula="of:=VALUE(LEFT([.B61];8))*IF(EXACT(&quot;ms&quot;;RIGHT([.B61];2));1000;IF(EXACT(&quot;ns&quot;;RIGHT([.B61];2));0.001;1))" office:value-type="float" office:value="0.3966499">
            <text:p>0.40</text:p>
          </table:table-cell>
          <table:table-cell/>
          <table:table-cell table:formula="of:=[.D61]/[.B3]" office:value-type="float" office:value="0.00309882734375">
            <text:p>0.0030988273</text:p>
          </table:table-cell>
          <table:table-cell office:value-type="string">
            <text:p>this should be constant shouldn't it??</text:p>
          </table:table-cell>
          <table:table-cell/>
        </table:table-row>
        <table:table-row table:style-name="ro2">
          <table:table-cell/>
          <table:table-cell office:value-type="string">
            <text:p>681.6778 ns</text:p>
          </table:table-cell>
          <table:table-cell/>
          <table:table-cell table:formula="of:=VALUE(LEFT([.B62];8))*IF(EXACT(&quot;ms&quot;;RIGHT([.B62];2));1000;IF(EXACT(&quot;ns&quot;;RIGHT([.B62];2));0.001;1))" office:value-type="float" office:value="0.6816778">
            <text:p>0.68</text:p>
          </table:table-cell>
          <table:table-cell/>
          <table:table-cell table:formula="of:=[.D62]/[.B4]" office:value-type="float" office:value="0.00266280390625">
            <text:p>0.00266280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18337 us</text:p>
          </table:table-cell>
          <table:table-cell/>
          <table:table-cell table:formula="of:=VALUE(LEFT([.B63];8))*IF(EXACT(&quot;ms&quot;;RIGHT([.B63];2));1000;IF(EXACT(&quot;ns&quot;;RIGHT([.B63];2));0.001;1))" office:value-type="float" office:value="2.318337">
            <text:p>2.32</text:p>
          </table:table-cell>
          <table:table-cell/>
          <table:table-cell table:formula="of:=[.D63]/[.B5]" office:value-type="float" office:value="0.004528001953125">
            <text:p>0.0045280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.808125 us</text:p>
          </table:table-cell>
          <table:table-cell/>
          <table:table-cell table:formula="of:=VALUE(LEFT([.B64];8))*IF(EXACT(&quot;ms&quot;;RIGHT([.B64];2));1000;IF(EXACT(&quot;ns&quot;;RIGHT([.B64];2));0.001;1))" office:value-type="float" office:value="4.808125">
            <text:p>4.81</text:p>
          </table:table-cell>
          <table:table-cell/>
          <table:table-cell table:formula="of:=[.D64]/[.B6]" office:value-type="float" office:value="0.0046954345703125">
            <text:p>0.004695434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9.485777 us</text:p>
          </table:table-cell>
          <table:table-cell/>
          <table:table-cell table:formula="of:=VALUE(LEFT([.B65];8))*IF(EXACT(&quot;ms&quot;;RIGHT([.B65];2));1000;IF(EXACT(&quot;ns&quot;;RIGHT([.B65];2));0.001;1))" office:value-type="float" office:value="9.485777">
            <text:p>9.49</text:p>
          </table:table-cell>
          <table:table-cell/>
          <table:table-cell table:formula="of:=[.D65]/[.B7]" office:value-type="float" office:value="0.00463172705078125">
            <text:p>0.004631727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2.37043 us</text:p>
          </table:table-cell>
          <table:table-cell/>
          <table:table-cell table:formula="of:=VALUE(LEFT([.B66];8))*IF(EXACT(&quot;ms&quot;;RIGHT([.B66];2));1000;IF(EXACT(&quot;ns&quot;;RIGHT([.B66];2));0.001;1))" office:value-type="float" office:value="22.37043">
            <text:p>22.37</text:p>
          </table:table-cell>
          <table:table-cell/>
          <table:table-cell table:formula="of:=[.D66]/[.B8]" office:value-type="float" office:value="0.00546153076171875">
            <text:p>0.00546153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3.93947 us</text:p>
          </table:table-cell>
          <table:table-cell/>
          <table:table-cell table:formula="of:=VALUE(LEFT([.B67];8))*IF(EXACT(&quot;ms&quot;;RIGHT([.B67];2));1000;IF(EXACT(&quot;ns&quot;;RIGHT([.B67];2));0.001;1))" office:value-type="float" office:value="43.93947">
            <text:p>43.94</text:p>
          </table:table-cell>
          <table:table-cell/>
          <table:table-cell table:formula="of:=[.D67]/[.B9]" office:value-type="float" office:value="0.00536370483398438">
            <text:p>0.005363704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.06338 us</text:p>
          </table:table-cell>
          <table:table-cell/>
          <table:table-cell table:formula="of:=VALUE(LEFT([.B68];8))*IF(EXACT(&quot;ms&quot;;RIGHT([.B68];2));1000;IF(EXACT(&quot;ns&quot;;RIGHT([.B68];2));0.001;1))" office:value-type="float" office:value="88.06338">
            <text:p>88.06</text:p>
          </table:table-cell>
          <table:table-cell/>
          <table:table-cell table:formula="of:=[.D68]/[.B10]" office:value-type="float" office:value="0.00537496215820312">
            <text:p>0.005374962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sert-triple-repeat 128-163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62.26615 ns</text:p>
          </table:table-cell>
          <table:table-cell/>
          <table:table-cell table:formula="of:=VALUE(LEFT([.B71];8))*IF(EXACT(&quot;ms&quot;;RIGHT([.B71];2));1000;IF(EXACT(&quot;ns&quot;;RIGHT([.B71];2));0.001;1))" office:value-type="float" office:value="0.06226615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2.11866 ns</text:p>
          </table:table-cell>
          <table:table-cell/>
          <table:table-cell table:formula="of:=VALUE(LEFT([.B72];8))*IF(EXACT(&quot;ms&quot;;RIGHT([.B72];2));1000;IF(EXACT(&quot;ns&quot;;RIGHT([.B72];2));0.001;1))" office:value-type="float" office:value="0.06211866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2.17142 ns</text:p>
          </table:table-cell>
          <table:table-cell/>
          <table:table-cell table:formula="of:=VALUE(LEFT([.B73];8))*IF(EXACT(&quot;ms&quot;;RIGHT([.B73];2));1000;IF(EXACT(&quot;ns&quot;;RIGHT([.B73];2));0.001;1))" office:value-type="float" office:value="0.06217142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1.42946 ns</text:p>
          </table:table-cell>
          <table:table-cell/>
          <table:table-cell table:formula="of:=VALUE(LEFT([.B74];8))*IF(EXACT(&quot;ms&quot;;RIGHT([.B74];2));1000;IF(EXACT(&quot;ns&quot;;RIGHT([.B74];2));0.001;1))" office:value-type="float" office:value="0.06142946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2.02508 ns</text:p>
          </table:table-cell>
          <table:table-cell/>
          <table:table-cell table:formula="of:=VALUE(LEFT([.B75];8))*IF(EXACT(&quot;ms&quot;;RIGHT([.B75];2));1000;IF(EXACT(&quot;ns&quot;;RIGHT([.B75];2));0.001;1))" office:value-type="float" office:value="0.06202508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1.74182 ns</text:p>
          </table:table-cell>
          <table:table-cell/>
          <table:table-cell table:formula="of:=VALUE(LEFT([.B76];8))*IF(EXACT(&quot;ms&quot;;RIGHT([.B76];2));1000;IF(EXACT(&quot;ns&quot;;RIGHT([.B76];2));0.001;1))" office:value-type="float" office:value="0.06174182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1.60165 ns</text:p>
          </table:table-cell>
          <table:table-cell/>
          <table:table-cell table:formula="of:=VALUE(LEFT([.B77];8))*IF(EXACT(&quot;ms&quot;;RIGHT([.B77];2));1000;IF(EXACT(&quot;ns&quot;;RIGHT([.B77];2));0.001;1))" office:value-type="float" office:value="0.06160165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1.10051 ns</text:p>
          </table:table-cell>
          <table:table-cell/>
          <table:table-cell table:formula="of:=VALUE(LEFT([.B78];8))*IF(EXACT(&quot;ms&quot;;RIGHT([.B78];2));1000;IF(EXACT(&quot;ns&quot;;RIGHT([.B78];2));0.001;1))" office:value-type="float" office:value="0.06110051">
            <text:p>0.0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insert-const-repeat 128-163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262.9179 ns</text:p>
          </table:table-cell>
          <table:table-cell/>
          <table:table-cell table:formula="of:=VALUE(LEFT([.B81];8))*IF(EXACT(&quot;ms&quot;;RIGHT([.B81];2));1000;IF(EXACT(&quot;ns&quot;;RIGHT([.B81];2));0.001;1))" office:value-type="float" office:value="0.2629179">
            <text:p>0.2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14.4787 ns</text:p>
          </table:table-cell>
          <table:table-cell/>
          <table:table-cell table:formula="of:=VALUE(LEFT([.B82];8))*IF(EXACT(&quot;ms&quot;;RIGHT([.B82];2));1000;IF(EXACT(&quot;ns&quot;;RIGHT([.B82];2));0.001;1))" office:value-type="float" office:value="0.2144787">
            <text:p>0.2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63.6309 ns</text:p>
          </table:table-cell>
          <table:table-cell/>
          <table:table-cell table:formula="of:=VALUE(LEFT([.B83];8))*IF(EXACT(&quot;ms&quot;;RIGHT([.B83];2));1000;IF(EXACT(&quot;ns&quot;;RIGHT([.B83];2));0.001;1))" office:value-type="float" office:value="0.2636309">
            <text:p>0.2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15.2030 ns</text:p>
          </table:table-cell>
          <table:table-cell/>
          <table:table-cell table:formula="of:=VALUE(LEFT([.B84];8))*IF(EXACT(&quot;ms&quot;;RIGHT([.B84];2));1000;IF(EXACT(&quot;ns&quot;;RIGHT([.B84];2));0.001;1))" office:value-type="float" office:value="0.215203">
            <text:p>0.2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74.2235 ns</text:p>
          </table:table-cell>
          <table:table-cell/>
          <table:table-cell table:formula="of:=VALUE(LEFT([.B85];8))*IF(EXACT(&quot;ms&quot;;RIGHT([.B85];2));1000;IF(EXACT(&quot;ns&quot;;RIGHT([.B85];2));0.001;1))" office:value-type="float" office:value="0.1742235">
            <text:p>0.1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63.9425 ns</text:p>
          </table:table-cell>
          <table:table-cell/>
          <table:table-cell table:formula="of:=VALUE(LEFT([.B86];8))*IF(EXACT(&quot;ms&quot;;RIGHT([.B86];2));1000;IF(EXACT(&quot;ns&quot;;RIGHT([.B86];2));0.001;1))" office:value-type="float" office:value="0.2639425">
            <text:p>0.2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12.8233 ns</text:p>
          </table:table-cell>
          <table:table-cell/>
          <table:table-cell table:formula="of:=VALUE(LEFT([.B87];8))*IF(EXACT(&quot;ms&quot;;RIGHT([.B87];2));1000;IF(EXACT(&quot;ns&quot;;RIGHT([.B87];2));0.001;1))" office:value-type="float" office:value="0.2128233">
            <text:p>0.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6.994440 us</text:p>
          </table:table-cell>
          <table:table-cell/>
          <table:table-cell table:formula="of:=VALUE(LEFT([.B88];8))*IF(EXACT(&quot;ms&quot;;RIGHT([.B88];2));1000;IF(EXACT(&quot;ns&quot;;RIGHT([.B88];2));0.001;1))" office:value-type="float" office:value="6.99444">
            <text:p>6.9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lete-list 128-409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.378393 us</text:p>
          </table:table-cell>
          <table:table-cell/>
          <table:table-cell table:formula="of:=VALUE(LEFT([.B91];8))*IF(EXACT(&quot;ms&quot;;RIGHT([.B91];2));1000;IF(EXACT(&quot;ns&quot;;RIGHT([.B91];2));0.001;1))" office:value-type="float" office:value="3.378393">
            <text:p>3.38</text:p>
          </table:table-cell>
          <table:table-cell/>
          <table:table-cell table:formula="of:=[.D91]/[.B3]" office:value-type="float" office:value="0.0263936953125">
            <text:p>0.0263936953</text:p>
          </table:table-cell>
          <table:table-cell/>
          <table:table-cell office:value-type="string">
            <text:p>takes constant time for single deletion, so n time for n deletion</text:p>
          </table:table-cell>
        </table:table-row>
        <table:table-row table:style-name="ro1">
          <table:table-cell/>
          <table:table-cell office:value-type="string">
            <text:p>7.306388 us</text:p>
          </table:table-cell>
          <table:table-cell/>
          <table:table-cell table:formula="of:=VALUE(LEFT([.B92];8))*IF(EXACT(&quot;ms&quot;;RIGHT([.B92];2));1000;IF(EXACT(&quot;ns&quot;;RIGHT([.B92];2));0.001;1))" office:value-type="float" office:value="7.306388">
            <text:p>7.31</text:p>
          </table:table-cell>
          <table:table-cell/>
          <table:table-cell table:formula="of:=[.D92]/[.B4]" office:value-type="float" office:value="0.028540578125">
            <text:p>0.028540578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72914 us</text:p>
          </table:table-cell>
          <table:table-cell/>
          <table:table-cell table:formula="of:=VALUE(LEFT([.B93];8))*IF(EXACT(&quot;ms&quot;;RIGHT([.B93];2));1000;IF(EXACT(&quot;ns&quot;;RIGHT([.B93];2));0.001;1))" office:value-type="float" office:value="15.72914">
            <text:p>15.73</text:p>
          </table:table-cell>
          <table:table-cell/>
          <table:table-cell table:formula="of:=[.D93]/[.B5]" office:value-type="float" office:value="0.0307209765625">
            <text:p>0.030720976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1.46572 us</text:p>
          </table:table-cell>
          <table:table-cell/>
          <table:table-cell table:formula="of:=VALUE(LEFT([.B94];8))*IF(EXACT(&quot;ms&quot;;RIGHT([.B94];2));1000;IF(EXACT(&quot;ns&quot;;RIGHT([.B94];2));0.001;1))" office:value-type="float" office:value="31.46572">
            <text:p>31.47</text:p>
          </table:table-cell>
          <table:table-cell/>
          <table:table-cell table:formula="of:=[.D94]/[.B6]" office:value-type="float" office:value="0.0307282421875">
            <text:p>0.03072824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2.47849 us</text:p>
          </table:table-cell>
          <table:table-cell/>
          <table:table-cell table:formula="of:=VALUE(LEFT([.B95];8))*IF(EXACT(&quot;ms&quot;;RIGHT([.B95];2));1000;IF(EXACT(&quot;ns&quot;;RIGHT([.B95];2));0.001;1))" office:value-type="float" office:value="72.47849">
            <text:p>72.48</text:p>
          </table:table-cell>
          <table:table-cell/>
          <table:table-cell table:formula="of:=[.D95]/[.B7]" office:value-type="float" office:value="0.0353898876953125">
            <text:p>0.035389887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8.7836 us</text:p>
          </table:table-cell>
          <table:table-cell/>
          <table:table-cell table:formula="of:=VALUE(LEFT([.B96];8))*IF(EXACT(&quot;ms&quot;;RIGHT([.B96];2));1000;IF(EXACT(&quot;ns&quot;;RIGHT([.B96];2));0.001;1))" office:value-type="float" office:value="158.7836">
            <text:p>158.78</text:p>
          </table:table-cell>
          <table:table-cell/>
          <table:table-cell table:formula="of:=[.D96]/[.B8]" office:value-type="float" office:value="0.03876552734375">
            <text:p>0.038765527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lete-pair 128-1638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4.527822 us</text:p>
          </table:table-cell>
          <table:table-cell/>
          <table:table-cell table:formula="of:=VALUE(LEFT([.B99];8))*IF(EXACT(&quot;ms&quot;;RIGHT([.B99];2));1000;IF(EXACT(&quot;ns&quot;;RIGHT([.B99];2));0.001;1))" office:value-type="float" office:value="4.527822">
            <text:p>4.53</text:p>
          </table:table-cell>
          <table:table-cell/>
          <table:table-cell table:formula="of:=[.D99]/[.B3]" office:value-type="float" office:value="0.035373609375">
            <text:p>0.0353736094</text:p>
          </table:table-cell>
          <table:table-cell/>
          <table:table-cell office:value-type="string">
            <text:p>amortized constant time?</text:p>
          </table:table-cell>
        </table:table-row>
        <table:table-row table:style-name="ro1">
          <table:table-cell/>
          <table:table-cell office:value-type="string">
            <text:p>9.817534 us</text:p>
          </table:table-cell>
          <table:table-cell/>
          <table:table-cell table:formula="of:=VALUE(LEFT([.B100];8))*IF(EXACT(&quot;ms&quot;;RIGHT([.B100];2));1000;IF(EXACT(&quot;ns&quot;;RIGHT([.B100];2));0.001;1))" office:value-type="float" office:value="9.817534">
            <text:p>9.82</text:p>
          </table:table-cell>
          <table:table-cell/>
          <table:table-cell table:formula="of:=[.D100]/[.B4]" office:value-type="float" office:value="0.0383497421875">
            <text:p>0.03834974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1.40892 us</text:p>
          </table:table-cell>
          <table:table-cell/>
          <table:table-cell table:formula="of:=VALUE(LEFT([.B101];8))*IF(EXACT(&quot;ms&quot;;RIGHT([.B101];2));1000;IF(EXACT(&quot;ns&quot;;RIGHT([.B101];2));0.001;1))" office:value-type="float" office:value="21.40892">
            <text:p>21.41</text:p>
          </table:table-cell>
          <table:table-cell/>
          <table:table-cell table:formula="of:=[.D101]/[.B5]" office:value-type="float" office:value="0.041814296875">
            <text:p>0.04181429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7.86939 us</text:p>
          </table:table-cell>
          <table:table-cell/>
          <table:table-cell table:formula="of:=VALUE(LEFT([.B102];8))*IF(EXACT(&quot;ms&quot;;RIGHT([.B102];2));1000;IF(EXACT(&quot;ns&quot;;RIGHT([.B102];2));0.001;1))" office:value-type="float" office:value="47.86939">
            <text:p>47.87</text:p>
          </table:table-cell>
          <table:table-cell/>
          <table:table-cell table:formula="of:=[.D102]/[.B6]" office:value-type="float" office:value="0.046747451171875">
            <text:p>0.04674745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2.5294 us</text:p>
          </table:table-cell>
          <table:table-cell/>
          <table:table-cell table:formula="of:=VALUE(LEFT([.B103];8))*IF(EXACT(&quot;ms&quot;;RIGHT([.B103];2));1000;IF(EXACT(&quot;ns&quot;;RIGHT([.B103];2));0.001;1))" office:value-type="float" office:value="122.5294">
            <text:p>122.53</text:p>
          </table:table-cell>
          <table:table-cell/>
          <table:table-cell table:formula="of:=[.D103]/[.B7]" office:value-type="float" office:value="0.05982880859375">
            <text:p>0.05982880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8.1518 us</text:p>
          </table:table-cell>
          <table:table-cell/>
          <table:table-cell table:formula="of:=VALUE(LEFT([.B104];8))*IF(EXACT(&quot;ms&quot;;RIGHT([.B104];2));1000;IF(EXACT(&quot;ns&quot;;RIGHT([.B104];2));0.001;1))" office:value-type="float" office:value="328.1518">
            <text:p>328.15</text:p>
          </table:table-cell>
          <table:table-cell/>
          <table:table-cell table:formula="of:=[.D104]/[.B8]" office:value-type="float" office:value="0.080115185546875">
            <text:p>0.08011518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221217 ms</text:p>
          </table:table-cell>
          <table:table-cell/>
          <table:table-cell table:formula="of:=VALUE(LEFT([.B105];8))*IF(EXACT(&quot;ms&quot;;RIGHT([.B105];2));1000;IF(EXACT(&quot;ns&quot;;RIGHT([.B105];2));0.001;1))" office:value-type="float" office:value="1221.217">
            <text:p>1221.22</text:p>
          </table:table-cell>
          <table:table-cell/>
          <table:table-cell table:formula="of:=[.D105]/[.B9]" office:value-type="float" office:value="0.149074340820313">
            <text:p>0.14907434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922172 ms</text:p>
          </table:table-cell>
          <table:table-cell/>
          <table:table-cell table:formula="of:=VALUE(LEFT([.B106];8))*IF(EXACT(&quot;ms&quot;;RIGHT([.B106];2));1000;IF(EXACT(&quot;ns&quot;;RIGHT([.B106];2));0.001;1))" office:value-type="float" office:value="2922.172">
            <text:p>2922.17</text:p>
          </table:table-cell>
          <table:table-cell/>
          <table:table-cell table:formula="of:=[.D106]/[.B10]" office:value-type="float" office:value="0.178355224609375">
            <text:p>0.178355224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lete-triple 128-1638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.508075 us</text:p>
          </table:table-cell>
          <table:table-cell/>
          <table:table-cell table:formula="of:=VALUE(LEFT([.B109];8))*IF(EXACT(&quot;ms&quot;;RIGHT([.B109];2));1000;IF(EXACT(&quot;ns&quot;;RIGHT([.B109];2));0.001;1))" office:value-type="float" office:value="3.508075">
            <text:p>3.51</text:p>
          </table:table-cell>
          <table:table-cell/>
          <table:table-cell table:formula="of:=[.D109]/[.B3]" office:value-type="float" office:value="0.0274068359375">
            <text:p>0.0274068359</text:p>
          </table:table-cell>
          <table:table-cell/>
          <table:table-cell office:value-type="string">
            <text:p>should be constant worst case</text:p>
          </table:table-cell>
        </table:table-row>
        <table:table-row table:style-name="ro1">
          <table:table-cell/>
          <table:table-cell office:value-type="string">
            <text:p>7.093484 us</text:p>
          </table:table-cell>
          <table:table-cell/>
          <table:table-cell table:formula="of:=VALUE(LEFT([.B110];8))*IF(EXACT(&quot;ms&quot;;RIGHT([.B110];2));1000;IF(EXACT(&quot;ns&quot;;RIGHT([.B110];2));0.001;1))" office:value-type="float" office:value="7.093484">
            <text:p>7.09</text:p>
          </table:table-cell>
          <table:table-cell/>
          <table:table-cell table:formula="of:=[.D110]/[.B4]" office:value-type="float" office:value="0.027708921875">
            <text:p>0.02770892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09655 us</text:p>
          </table:table-cell>
          <table:table-cell/>
          <table:table-cell table:formula="of:=VALUE(LEFT([.B111];8))*IF(EXACT(&quot;ms&quot;;RIGHT([.B111];2));1000;IF(EXACT(&quot;ns&quot;;RIGHT([.B111];2));0.001;1))" office:value-type="float" office:value="15.09655">
            <text:p>15.10</text:p>
          </table:table-cell>
          <table:table-cell/>
          <table:table-cell table:formula="of:=[.D111]/[.B5]" office:value-type="float" office:value="0.02948544921875">
            <text:p>0.02948544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2.83517 us</text:p>
          </table:table-cell>
          <table:table-cell/>
          <table:table-cell table:formula="of:=VALUE(LEFT([.B112];8))*IF(EXACT(&quot;ms&quot;;RIGHT([.B112];2));1000;IF(EXACT(&quot;ns&quot;;RIGHT([.B112];2));0.001;1))" office:value-type="float" office:value="32.83517">
            <text:p>32.84</text:p>
          </table:table-cell>
          <table:table-cell/>
          <table:table-cell table:formula="of:=[.D112]/[.B6]" office:value-type="float" office:value="0.032065595703125">
            <text:p>0.032065595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5.56321 us</text:p>
          </table:table-cell>
          <table:table-cell/>
          <table:table-cell table:formula="of:=VALUE(LEFT([.B113];8))*IF(EXACT(&quot;ms&quot;;RIGHT([.B113];2));1000;IF(EXACT(&quot;ns&quot;;RIGHT([.B113];2));0.001;1))" office:value-type="float" office:value="85.56321">
            <text:p>85.56</text:p>
          </table:table-cell>
          <table:table-cell/>
          <table:table-cell table:formula="of:=[.D113]/[.B7]" office:value-type="float" office:value="0.0417789111328125">
            <text:p>0.04177891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1.0394 us</text:p>
          </table:table-cell>
          <table:table-cell/>
          <table:table-cell table:formula="of:=VALUE(LEFT([.B114];8))*IF(EXACT(&quot;ms&quot;;RIGHT([.B114];2));1000;IF(EXACT(&quot;ns&quot;;RIGHT([.B114];2));0.001;1))" office:value-type="float" office:value="201.0394">
            <text:p>201.04</text:p>
          </table:table-cell>
          <table:table-cell/>
          <table:table-cell table:formula="of:=[.D114]/[.B8]" office:value-type="float" office:value="0.049081884765625">
            <text:p>0.049081884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8.1202 us</text:p>
          </table:table-cell>
          <table:table-cell/>
          <table:table-cell table:formula="of:=VALUE(LEFT([.B115];8))*IF(EXACT(&quot;ms&quot;;RIGHT([.B115];2));1000;IF(EXACT(&quot;ns&quot;;RIGHT([.B115];2));0.001;1))" office:value-type="float" office:value="508.1202">
            <text:p>508.12</text:p>
          </table:table-cell>
          <table:table-cell/>
          <table:table-cell table:formula="of:=[.D115]/[.B9]" office:value-type="float" office:value="0.0620263916015625">
            <text:p>0.06202639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285774 ms</text:p>
          </table:table-cell>
          <table:table-cell/>
          <table:table-cell table:formula="of:=VALUE(LEFT([.B116];8))*IF(EXACT(&quot;ms&quot;;RIGHT([.B116];2));1000;IF(EXACT(&quot;ns&quot;;RIGHT([.B116];2));0.001;1))" office:value-type="float" office:value="1285.774">
            <text:p>1285.77</text:p>
          </table:table-cell>
          <table:table-cell/>
          <table:table-cell table:formula="of:=[.D116]/[.B10]" office:value-type="float" office:value="0.0784774169921875">
            <text:p>0.07847741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delete-const 128-163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57.37032 us</text:p>
          </table:table-cell>
          <table:table-cell/>
          <table:table-cell table:formula="of:=VALUE(LEFT([.B119];8))*IF(EXACT(&quot;ms&quot;;RIGHT([.B119];2));1000;IF(EXACT(&quot;ns&quot;;RIGHT([.B119];2));0.001;1))" office:value-type="float" office:value="57.37032">
            <text:p>57.37</text:p>
          </table:table-cell>
          <table:table-cell/>
          <table:table-cell table:formula="of:=[.D119]/[.B3]" office:value-type="float" office:value="0.448205625">
            <text:p>0.448205625</text:p>
          </table:table-cell>
          <table:table-cell/>
          <table:table-cell office:value-type="string">
            <text:p>guarenteed constant deletoin time.</text:p>
          </table:table-cell>
        </table:table-row>
        <table:table-row table:style-name="ro1">
          <table:table-cell/>
          <table:table-cell office:value-type="string">
            <text:p>113.3205 us</text:p>
          </table:table-cell>
          <table:table-cell/>
          <table:table-cell table:formula="of:=VALUE(LEFT([.B120];8))*IF(EXACT(&quot;ms&quot;;RIGHT([.B120];2));1000;IF(EXACT(&quot;ns&quot;;RIGHT([.B120];2));0.001;1))" office:value-type="float" office:value="113.3205">
            <text:p>113.32</text:p>
          </table:table-cell>
          <table:table-cell/>
          <table:table-cell table:formula="of:=[.D120]/[.B4]" office:value-type="float" office:value="0.442658203125">
            <text:p>0.44265820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40.5870 us</text:p>
          </table:table-cell>
          <table:table-cell/>
          <table:table-cell table:formula="of:=VALUE(LEFT([.B121];8))*IF(EXACT(&quot;ms&quot;;RIGHT([.B121];2));1000;IF(EXACT(&quot;ns&quot;;RIGHT([.B121];2));0.001;1))" office:value-type="float" office:value="240.587">
            <text:p>240.59</text:p>
          </table:table-cell>
          <table:table-cell/>
          <table:table-cell table:formula="of:=[.D121]/[.B5]" office:value-type="float" office:value="0.469896484375">
            <text:p>0.46989648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79.5170 us</text:p>
          </table:table-cell>
          <table:table-cell/>
          <table:table-cell table:formula="of:=VALUE(LEFT([.B122];8))*IF(EXACT(&quot;ms&quot;;RIGHT([.B122];2));1000;IF(EXACT(&quot;ns&quot;;RIGHT([.B122];2));0.001;1))" office:value-type="float" office:value="679.517">
            <text:p>679.52</text:p>
          </table:table-cell>
          <table:table-cell/>
          <table:table-cell table:formula="of:=[.D122]/[.B6]" office:value-type="float" office:value="0.6635908203125">
            <text:p>0.66359082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723105 ms</text:p>
          </table:table-cell>
          <table:table-cell/>
          <table:table-cell table:formula="of:=VALUE(LEFT([.B123];8))*IF(EXACT(&quot;ms&quot;;RIGHT([.B123];2));1000;IF(EXACT(&quot;ns&quot;;RIGHT([.B123];2));0.001;1))" office:value-type="float" office:value="1723.105">
            <text:p>1723.11</text:p>
          </table:table-cell>
          <table:table-cell/>
          <table:table-cell table:formula="of:=[.D123]/[.B7]" office:value-type="float" office:value="0.84135986328125">
            <text:p>0.84135986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952012 ms</text:p>
          </table:table-cell>
          <table:table-cell/>
          <table:table-cell table:formula="of:=VALUE(LEFT([.B124];8))*IF(EXACT(&quot;ms&quot;;RIGHT([.B124];2));1000;IF(EXACT(&quot;ns&quot;;RIGHT([.B124];2));0.001;1))" office:value-type="float" office:value="3952.012">
            <text:p>3952.01</text:p>
          </table:table-cell>
          <table:table-cell/>
          <table:table-cell table:formula="of:=[.D124]/[.B8]" office:value-type="float" office:value="0.9648466796875">
            <text:p>0.964846679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.425037 ms</text:p>
          </table:table-cell>
          <table:table-cell/>
          <table:table-cell table:formula="of:=VALUE(LEFT([.B125];8))*IF(EXACT(&quot;ms&quot;;RIGHT([.B125];2));1000;IF(EXACT(&quot;ns&quot;;RIGHT([.B125];2));0.001;1))" office:value-type="float" office:value="8425.037">
            <text:p>8425.04</text:p>
          </table:table-cell>
          <table:table-cell/>
          <table:table-cell table:formula="of:=[.D125]/[.B9]" office:value-type="float" office:value="1.02844689941406">
            <text:p>1.028446899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88168 ms</text:p>
          </table:table-cell>
          <table:table-cell/>
          <table:table-cell table:formula="of:=VALUE(LEFT([.B126];8))*IF(EXACT(&quot;ms&quot;;RIGHT([.B126];2));1000;IF(EXACT(&quot;ns&quot;;RIGHT([.B126];2));0.001;1))" office:value-type="float" office:value="17881.68">
            <text:p>17881.68</text:p>
          </table:table-cell>
          <table:table-cell/>
          <table:table-cell table:formula="of:=[.D126]/[.B10]" office:value-type="float" office:value="1.0914111328125">
            <text:p>1.091411132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lete-list-repeat 128-409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61.74370 ns</text:p>
          </table:table-cell>
          <table:table-cell/>
          <table:table-cell table:formula="of:=VALUE(LEFT([.B129];8))*IF(EXACT(&quot;ms&quot;;RIGHT([.B129];2));1000;IF(EXACT(&quot;ns&quot;;RIGHT([.B129];2));0.001;1))" office:value-type="float" office:value="0.0617437">
            <text:p>0.06</text:p>
          </table:table-cell>
          <table:table-cell/>
          <table:table-cell office:value-type="string">
            <text:p>this is consta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62.30632 ns</text:p>
          </table:table-cell>
          <table:table-cell/>
          <table:table-cell table:formula="of:=VALUE(LEFT([.B130];8))*IF(EXACT(&quot;ms&quot;;RIGHT([.B130];2));1000;IF(EXACT(&quot;ns&quot;;RIGHT([.B130];2));0.001;1))" office:value-type="float" office:value="0.06230632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1.99058 ns</text:p>
          </table:table-cell>
          <table:table-cell/>
          <table:table-cell table:formula="of:=VALUE(LEFT([.B131];8))*IF(EXACT(&quot;ms&quot;;RIGHT([.B131];2));1000;IF(EXACT(&quot;ns&quot;;RIGHT([.B131];2));0.001;1))" office:value-type="float" office:value="0.06199058">
            <text:p>0.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10.74953 us</text:p>
          </table:table-cell>
          <table:table-cell/>
          <table:table-cell table:formula="of:=VALUE(LEFT([.B132];8))*IF(EXACT(&quot;ms&quot;;RIGHT([.B132];2));1000;IF(EXACT(&quot;ns&quot;;RIGHT([.B132];2));0.001;1))" office:value-type="float" office:value="10.74953">
            <text:p>10.75</text:p>
          </table:table-cell>
          <table:table-cell/>
          <table:table-cell office:value-type="string">
            <text:p>this is... not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637507 us</text:p>
          </table:table-cell>
          <table:table-cell/>
          <table:table-cell table:formula="of:=VALUE(LEFT([.B133];8))*IF(EXACT(&quot;ms&quot;;RIGHT([.B133];2));1000;IF(EXACT(&quot;ns&quot;;RIGHT([.B133];2));0.001;1))" office:value-type="float" office:value="3.637507">
            <text:p>3.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11.50294 us</text:p>
          </table:table-cell>
          <table:table-cell/>
          <table:table-cell table:formula="of:=VALUE(LEFT([.B134];8))*IF(EXACT(&quot;ms&quot;;RIGHT([.B134];2));1000;IF(EXACT(&quot;ns&quot;;RIGHT([.B134];2));0.001;1))" office:value-type="float" office:value="11.50294">
            <text:p>11.5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lete-pair-repeat 128-163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869.4715 ns</text:p>
          </table:table-cell>
          <table:table-cell/>
          <table:table-cell table:formula="of:=VALUE(LEFT([.B137];8))*IF(EXACT(&quot;ms&quot;;RIGHT([.B137];2));1000;IF(EXACT(&quot;ns&quot;;RIGHT([.B137];2));0.001;1))" office:value-type="float" office:value="0.8694715">
            <text:p>0.87</text:p>
          </table:table-cell>
          <table:table-cell/>
          <table:table-cell table:formula="of:=[.D137]/[.B3]" office:value-type="float" office:value="0.00679274609375">
            <text:p>0.0067927461</text:p>
          </table:table-cell>
          <table:table-cell office:value-type="string">
            <text:p>these deletions may take n time, worst case.</text:p>
          </table:table-cell>
          <table:table-cell/>
        </table:table-row>
        <table:table-row table:style-name="ro1">
          <table:table-cell/>
          <table:table-cell office:value-type="string">
            <text:p>1.670965 us</text:p>
          </table:table-cell>
          <table:table-cell/>
          <table:table-cell table:formula="of:=VALUE(LEFT([.B138];8))*IF(EXACT(&quot;ms&quot;;RIGHT([.B138];2));1000;IF(EXACT(&quot;ns&quot;;RIGHT([.B138];2));0.001;1))" office:value-type="float" office:value="1.670965">
            <text:p>1.67</text:p>
          </table:table-cell>
          <table:table-cell/>
          <table:table-cell table:formula="of:=[.D138]/[.B4]" office:value-type="float" office:value="0.00652720703125">
            <text:p>0.0065272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541933 us</text:p>
          </table:table-cell>
          <table:table-cell/>
          <table:table-cell table:formula="of:=VALUE(LEFT([.B139];8))*IF(EXACT(&quot;ms&quot;;RIGHT([.B139];2));1000;IF(EXACT(&quot;ns&quot;;RIGHT([.B139];2));0.001;1))" office:value-type="float" office:value="3.541933">
            <text:p>3.54</text:p>
          </table:table-cell>
          <table:table-cell/>
          <table:table-cell table:formula="of:=[.D139]/[.B5]" office:value-type="float" office:value="0.006917837890625">
            <text:p>0.00691783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.600654 us</text:p>
          </table:table-cell>
          <table:table-cell/>
          <table:table-cell table:formula="of:=VALUE(LEFT([.B140];8))*IF(EXACT(&quot;ms&quot;;RIGHT([.B140];2));1000;IF(EXACT(&quot;ns&quot;;RIGHT([.B140];2));0.001;1))" office:value-type="float" office:value="7.600654">
            <text:p>7.60</text:p>
          </table:table-cell>
          <table:table-cell/>
          <table:table-cell table:formula="of:=[.D140]/[.B6]" office:value-type="float" office:value="0.007422513671875">
            <text:p>0.00742251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7.39783 us</text:p>
          </table:table-cell>
          <table:table-cell/>
          <table:table-cell table:formula="of:=VALUE(LEFT([.B141];8))*IF(EXACT(&quot;ms&quot;;RIGHT([.B141];2));1000;IF(EXACT(&quot;ns&quot;;RIGHT([.B141];2));0.001;1))" office:value-type="float" office:value="17.39783">
            <text:p>17.40</text:p>
          </table:table-cell>
          <table:table-cell/>
          <table:table-cell table:formula="of:=[.D141]/[.B7]" office:value-type="float" office:value="0.0084950341796875">
            <text:p>0.00849503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1.14914 us</text:p>
          </table:table-cell>
          <table:table-cell/>
          <table:table-cell table:formula="of:=VALUE(LEFT([.B142];8))*IF(EXACT(&quot;ms&quot;;RIGHT([.B142];2));1000;IF(EXACT(&quot;ns&quot;;RIGHT([.B142];2));0.001;1))" office:value-type="float" office:value="41.14914">
            <text:p>41.15</text:p>
          </table:table-cell>
          <table:table-cell/>
          <table:table-cell table:formula="of:=[.D142]/[.B8]" office:value-type="float" office:value="0.0100461767578125">
            <text:p>0.01004617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1.6397 us</text:p>
          </table:table-cell>
          <table:table-cell/>
          <table:table-cell table:formula="of:=VALUE(LEFT([.B143];8))*IF(EXACT(&quot;ms&quot;;RIGHT([.B143];2));1000;IF(EXACT(&quot;ns&quot;;RIGHT([.B143];2));0.001;1))" office:value-type="float" office:value="101.6397">
            <text:p>101.64</text:p>
          </table:table-cell>
          <table:table-cell/>
          <table:table-cell table:formula="of:=[.D143]/[.B9]" office:value-type="float" office:value="0.0124071899414063">
            <text:p>0.012407189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95.0381 us</text:p>
          </table:table-cell>
          <table:table-cell/>
          <table:table-cell table:formula="of:=VALUE(LEFT([.B144];8))*IF(EXACT(&quot;ms&quot;;RIGHT([.B144];2));1000;IF(EXACT(&quot;ns&quot;;RIGHT([.B144];2));0.001;1))" office:value-type="float" office:value="295.0381">
            <text:p>295.04</text:p>
          </table:table-cell>
          <table:table-cell/>
          <table:table-cell table:formula="of:=[.D144]/[.B10]" office:value-type="float" office:value="0.0180076965332031">
            <text:p>0.018007696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lete-triple-repeat 128-163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63.65249 ns</text:p>
          </table:table-cell>
          <table:table-cell/>
          <table:table-cell table:formula="of:=VALUE(LEFT([.B147];8))*IF(EXACT(&quot;ms&quot;;RIGHT([.B147];2));1000;IF(EXACT(&quot;ns&quot;;RIGHT([.B147];2));0.001;1))" office:value-type="float" office:value="0.06365249">
            <text:p>0.06</text:p>
          </table:table-cell>
          <table:table-cell/>
          <table:table-cell office:value-type="string">
            <text:p>this is fine, works as intend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63.91711 ns</text:p>
          </table:table-cell>
          <table:table-cell/>
          <table:table-cell table:formula="of:=VALUE(LEFT([.B148];8))*IF(EXACT(&quot;ms&quot;;RIGHT([.B148];2));1000;IF(EXACT(&quot;ns&quot;;RIGHT([.B148];2));0.001;1))" office:value-type="float" office:value="0.06391711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.51440 ns</text:p>
          </table:table-cell>
          <table:table-cell/>
          <table:table-cell table:formula="of:=VALUE(LEFT([.B149];8))*IF(EXACT(&quot;ms&quot;;RIGHT([.B149];2));1000;IF(EXACT(&quot;ns&quot;;RIGHT([.B149];2));0.001;1))" office:value-type="float" office:value="0.0645144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.09461 ns</text:p>
          </table:table-cell>
          <table:table-cell/>
          <table:table-cell table:formula="of:=VALUE(LEFT([.B150];8))*IF(EXACT(&quot;ms&quot;;RIGHT([.B150];2));1000;IF(EXACT(&quot;ns&quot;;RIGHT([.B150];2));0.001;1))" office:value-type="float" office:value="0.06409461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.08293 ns</text:p>
          </table:table-cell>
          <table:table-cell/>
          <table:table-cell table:formula="of:=VALUE(LEFT([.B151];8))*IF(EXACT(&quot;ms&quot;;RIGHT([.B151];2));1000;IF(EXACT(&quot;ns&quot;;RIGHT([.B151];2));0.001;1))" office:value-type="float" office:value="0.06408293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3.84728 ns</text:p>
          </table:table-cell>
          <table:table-cell/>
          <table:table-cell table:formula="of:=VALUE(LEFT([.B152];8))*IF(EXACT(&quot;ms&quot;;RIGHT([.B152];2));1000;IF(EXACT(&quot;ns&quot;;RIGHT([.B152];2));0.001;1))" office:value-type="float" office:value="0.06384728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.49749 ns</text:p>
          </table:table-cell>
          <table:table-cell/>
          <table:table-cell table:formula="of:=VALUE(LEFT([.B153];8))*IF(EXACT(&quot;ms&quot;;RIGHT([.B153];2));1000;IF(EXACT(&quot;ns&quot;;RIGHT([.B153];2));0.001;1))" office:value-type="float" office:value="0.06449749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.28401 ns</text:p>
          </table:table-cell>
          <table:table-cell/>
          <table:table-cell table:formula="of:=VALUE(LEFT([.B154];8))*IF(EXACT(&quot;ms&quot;;RIGHT([.B154];2));1000;IF(EXACT(&quot;ns&quot;;RIGHT([.B154];2));0.001;1))" office:value-type="float" office:value="0.06428401">
            <text:p>0.0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delete-const-repeat 128-163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471.8744 ns</text:p>
          </table:table-cell>
          <table:table-cell/>
          <table:table-cell table:formula="of:=VALUE(LEFT([.B157];8))*IF(EXACT(&quot;ms&quot;;RIGHT([.B157];2));1000;IF(EXACT(&quot;ns&quot;;RIGHT([.B157];2));0.001;1))" office:value-type="float" office:value="0.4718744">
            <text:p>0.47</text:p>
          </table:table-cell>
          <table:table-cell/>
          <table:table-cell office:value-type="string">
            <text:p>this mostly works as intended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351.7061 ns</text:p>
          </table:table-cell>
          <table:table-cell/>
          <table:table-cell table:formula="of:=VALUE(LEFT([.B158];8))*IF(EXACT(&quot;ms&quot;;RIGHT([.B158];2));1000;IF(EXACT(&quot;ns&quot;;RIGHT([.B158];2));0.001;1))" office:value-type="float" office:value="0.3517061">
            <text:p>0.3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68.4937 ns</text:p>
          </table:table-cell>
          <table:table-cell/>
          <table:table-cell table:formula="of:=VALUE(LEFT([.B159];8))*IF(EXACT(&quot;ms&quot;;RIGHT([.B159];2));1000;IF(EXACT(&quot;ns&quot;;RIGHT([.B159];2));0.001;1))" office:value-type="float" office:value="0.4684937">
            <text:p>0.4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55.0844 ns</text:p>
          </table:table-cell>
          <table:table-cell/>
          <table:table-cell table:formula="of:=VALUE(LEFT([.B160];8))*IF(EXACT(&quot;ms&quot;;RIGHT([.B160];2));1000;IF(EXACT(&quot;ns&quot;;RIGHT([.B160];2));0.001;1))" office:value-type="float" office:value="0.3550844">
            <text:p>0.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16.12621 us</text:p>
          </table:table-cell>
          <table:table-cell/>
          <table:table-cell table:formula="of:=VALUE(LEFT([.B161];8))*IF(EXACT(&quot;ms&quot;;RIGHT([.B161];2));1000;IF(EXACT(&quot;ns&quot;;RIGHT([.B161];2));0.001;1))" office:value-type="float" office:value="16.12621">
            <text:p>16.1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70.9709 ns</text:p>
          </table:table-cell>
          <table:table-cell/>
          <table:table-cell table:formula="of:=VALUE(LEFT([.B162];8))*IF(EXACT(&quot;ms&quot;;RIGHT([.B162];2));1000;IF(EXACT(&quot;ns&quot;;RIGHT([.B162];2));0.001;1))" office:value-type="float" office:value="0.4709709">
            <text:p>0.4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55.2616 ns</text:p>
          </table:table-cell>
          <table:table-cell/>
          <table:table-cell table:formula="of:=VALUE(LEFT([.B163];8))*IF(EXACT(&quot;ms&quot;;RIGHT([.B163];2));1000;IF(EXACT(&quot;ns&quot;;RIGHT([.B163];2));0.001;1))" office:value-type="float" office:value="0.3552616">
            <text:p>0.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11.77950 us</text:p>
          </table:table-cell>
          <table:table-cell/>
          <table:table-cell table:formula="of:=VALUE(LEFT([.B164];8))*IF(EXACT(&quot;ms&quot;;RIGHT([.B164];2));1000;IF(EXACT(&quot;ns&quot;;RIGHT([.B164];2));0.001;1))" office:value-type="float" office:value="11.7795">
            <text:p>11.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 </meta:initial-creator>
    <meta:creation-date>2014-01-04T14:48:04</meta:creation-date>
    <dc:date>2014-01-04T16:38:06</dc:date>
    <dc:creator>mind </dc:creator>
    <meta:editing-duration>PT3M10S</meta:editing-duration>
    <meta:editing-cycles>1</meta:editing-cycles>
    <meta:document-statistic meta:table-count="1" meta:cell-count="384" meta:object-count="0"/>
    <meta:generator>LibreOffice/4.0.2.2$Linux_X86_64 LibreOffice_project/400m0$Build-2</meta:generator>
  </office:meta>
</office:document-meta>
</file>